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lider project cost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e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650 batteries</text:p>
          </table:table-cell>
          <table:table-cell table:formula="of:=15.99/2" office:value-type="float" office:value="7.995" calcext:value-type="float">
            <text:p>7.995</text:p>
          </table:table-cell>
          <table:table-cell office:value-type="float" office:value="4" calcext:value-type="float">
            <text:p>4</text:p>
          </table:table-cell>
          <table:table-cell table:formula="of:=[.E4]*[.D4]" office:value-type="float" office:value="31.98" calcext:value-type="float">
            <text:p>31.98</text:p>
          </table:table-cell>
          <table:table-cell office:value-type="string" calcext:value-type="string">
            <text:p>https://www.amazon.co.uk/dp/B06X9ZHP69/ref=pe_3187911_185740111_TE_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i zer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5]*[.D5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ear set</text:p>
          </table:table-cell>
          <table:table-cell office:value-type="float" office:value="18.99" calcext:value-type="float">
            <text:p>18.99</text:p>
          </table:table-cell>
          <table:table-cell office:value-type="float" office:value="1" calcext:value-type="float">
            <text:p>1</text:p>
          </table:table-cell>
          <table:table-cell table:formula="of:=[.E6]*[.D6]" office:value-type="float" office:value="18.99" calcext:value-type="float">
            <text:p>18.99</text:p>
          </table:table-cell>
          <table:table-cell office:value-type="string" calcext:value-type="string">
            <text:p>https://www.ebay.co.uk/itm/15pcs-8mm-500mm-Linear-Shaft-Rod-Rail-Kit-W-Bearing-Block-For-3D-Printer-CNC/302501836323?hash=item466e83b623:g:-p8AAOSwxixZ8b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MS</text:p>
          </table:table-cell>
          <table:table-cell office:value-type="float" office:value="3.99" calcext:value-type="float">
            <text:p>3.99</text:p>
          </table:table-cell>
          <table:table-cell office:value-type="float" office:value="1" calcext:value-type="float">
            <text:p>1</text:p>
          </table:table-cell>
          <table:table-cell table:formula="of:=[.E7]*[.D7]" office:value-type="float" office:value="3.99" calcext:value-type="float">
            <text:p>3.99</text:p>
          </table:table-cell>
          <table:table-cell office:value-type="string" calcext:value-type="string">
            <text:p>https://www.amazon.co.uk/dp/B00T1CWVYQ/ref=pe_3187911_185740111_TE_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ble chain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formula="of:=[.E8]*[.D8]" office:value-type="float" office:value="4.4" calcext:value-type="float">
            <text:p>4.4</text:p>
          </table:table-cell>
          <table:table-cell office:value-type="string" calcext:value-type="string">
            <text:p>https://www.amazon.co.uk/dp/B01AG0HBZA/ref=pe_3187911_185740111_TE_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era holder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table:formula="of:=[.E9]*[.D9]" office:value-type="float" office:value="4.43" calcext:value-type="float">
            <text:p>4.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/8 jack cable</text:p>
          </table:table-cell>
          <table:table-cell office:value-type="float" office:value="1.99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formula="of:=[.E10]*[.D10]" office:value-type="float" office:value="1.99" calcext:value-type="float">
            <text:p>1.99</text:p>
          </table:table-cell>
          <table:table-cell office:value-type="string" calcext:value-type="string">
            <text:p>https://www.amazon.co.uk/dp/B005M1LP8S/ref=pe_3187911_185740111_TE_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¼ jack cable</text:p>
          </table:table-cell>
          <table:table-cell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formula="of:=[.E11]*[.D11]" office:value-type="float" office:value="2.78" calcext:value-type="float">
            <text:p>2.78</text:p>
          </table:table-cell>
          <table:table-cell office:value-type="string" calcext:value-type="string">
            <text:p>https://www.amazon.co.uk/dp/B002JV0TSQ/ref=pe_3187911_185740111_TE_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650 battery holder</text:p>
          </table:table-cell>
          <table:table-cell table:formula="of:=1.95/5" office:value-type="float" office:value="0.3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table:formula="of:=[.E12]*[.D12]" office:value-type="float" office:value="1.56" calcext:value-type="float">
            <text:p>1.56</text:p>
          </table:table-cell>
          <table:table-cell office:value-type="string" calcext:value-type="string">
            <text:p>https://www.amazon.co.uk/dp/B01EHQ06QK/ref=pe_3187911_185740111_TE_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eel pl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c adap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formula="of:=SUM([.F4:.F19])" office:value-type="float" office:value="78.12" calcext:value-type="float">
            <text:p>78.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13:37.316762853</meta:creation-date>
    <dc:date>2017-11-04T15:50:11.033058417</dc:date>
    <meta:editing-duration>PT10M43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